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懷軒 | 2008.02.27 00:49 | </text:span><text:span text:style-name="T2">#</text:span></text:p>
      <text:p text:style-name="P2"><text:span text:style-name="T1">都找到主人了~恭喜~</text:span><text:span text:style-name="T3"><text:line-break/></text:span><text:span text:style-name="T1">我問了我大部分可以養狗的朋友有沒有人想養，得到的回答大多第一句也是"什麼狗?"...無言~</text:span><text:span text:style-name="T3"><text:line-break/></text:span></text:p>
      <text:p text:style-name="P1"><text:span text:style-name="T1">陳真 | 2008.02.23 16:15 | </text:span><text:span text:style-name="T2">#</text:span></text:p>
      <text:p text:style-name="P3"><text:span text:style-name="T1">謝謝仔仔,那些流浪狗已經都找到主人,有的住台北,有的住台南,昨天我還開車八百公里南北來回遠征,最遠到基隆,整整兩個多禮拜不眠不休都在忙這些,包括洗澡打疫苗除寄生蟲除蚤等等,有的還免費附贈價值一千五百元的精美鐵籠一座及飼料.</text:span></text:p>
      <text:p text:style-name="P3"><text:span text:style-name="T1">但可別以為流浪狗這麼好送人. 許多人真的很怪,對天底下最可愛的流浪狗嫌東嫌西,卻喜歡一般來說又醜又笨而且也不會玩的什麼名貴狗.</text:span></text:p>
      <text:p text:style-name="P3"><text:span text:style-name="T1">有一隻我來回開了八小時的車,開到基隆送到對方手上,隔天竟然就通知我來領回,因為家長嫌小狗沒有名貴血統,體態不夠優美.馬的難道他自己有著王子或女皇的血統? 養狗干血統啥事我真不明白.人們的審美觀常讓我感到震驚. 明明醜八怪,而且笨得可以,跟電動狗差不多,卻只因為是什麼名貴狗,彷彿就變得很可愛似的.</text:span></text:p>
      <text:p text:style-name="P1"><text:span text:style-name="T1">仔仔 | 2008.02.23 08:19 | </text:span><text:span text:style-name="T2">#</text:span></text:p>
      <text:p text:style-name="P2"><text:span text:style-name="T1">最近本網有關於巴勒斯坦的文章找之又少，剛好國家地理雜誌2007年12月份有一篇「今日伯利恒」的報導。有興趣的人可以到圖書館去找來閱讀。</text:span><text:span text:style-name="T3"><text:line-break/></text:span><text:span text:style-name="T1">如果你的英文功夫夠強的話，可以直接到國家地理官方網站上去閱讀全文。</text:span><text:span text:style-name="T3"><text:line-break/></text:span><text:span text:style-name="T1">網址再這：</text:span></text:p>
      <text:p text:style-name="P2"><text:span text:style-name="T1">http://ngm.nationalgeographic.com/2007/12/bethlehem/finkel-text.html</text:span></text:p>
      <text:p text:style-name="P2"><text:span text:style-name="T1">如果圖書館找不到，英文又不好，想直接買來看的，這裡有在賣：</text:span></text:p>
      <text:p text:style-name="P2"><text:span text:style-name="T1">http://www.books.com.tw/exep/prod/magazine/mag_retail.php?item=R030008076</text:span></text:p>
      <text:p text:style-name="P1"><text:span text:style-name="T1">仔仔 | 2008.02.22 18:38 | </text:span><text:span text:style-name="T2">#</text:span></text:p>
      <text:p text:style-name="P3"><text:span text:style-name="T1">日前我再讀長春藤解析英文2月份時，發現有一個「動物台灣」的</text:span></text:p>
      <text:p text:style-name="P3"><text:span text:style-name="T1">組織，專門救助患病、受傷、以及年幼的流浪動物，希望對陳真</text:span></text:p>
      <text:p text:style-name="P3"><text:span text:style-name="T1">先生的流浪狗會有一些幫助。</text:span></text:p>
      <text:p text:style-name="P3"><text:span text:style-name="T1">這裡是動物台灣的網址、聯絡電話和email：</text:span></text:p>
      <text:p text:style-name="P3"><text:span text:style-name="T1">動物台灣：http://animalstaiwan.org/ch_index.php</text:span></text:p>
      <text:p text:style-name="P3"><text:span text:style-name="T1">Email: inquiries@animalstaiwan.org</text:span></text:p>
      <text:p text:style-name="P3"><text:span text:style-name="T1">電話: 02-2833-8820</text:span></text:p>
      <text:p text:style-name="P3"><text:span text:style-name="T1">組織介紹：「動物台灣」是一群關心台灣動物(尤其是流浪族群)的國內外人士所組成的團體，我們希望能引起社會大眾對於流浪動物問題與寵物責任歸屬問題的注意。</text:span></text:p>
      <text:p text:style-name="P3"><text:span text:style-name="T1">我們救助患病、受傷、以及年幼的流浪動物，讓牠們康復、接種疫苗、結紮，然後幫牠們找到永久的居住所。目前我們幫助了超過上百隻動物，其中有許多動物在獸醫的評估之下，存活的機率並不高。</text:span></text:p>
      <text:p text:style-name="P3"><text:span text:style-name="T1">「動物台灣」相信，無論生存機會多麼渺茫，也應該給每一隻動物一個活下去的權利。</text:span></text:p>
      <text:p text:style-name="P3"><text:span text:style-name="T1">體認到我們能夠幫助的動物數量有限，「動物台灣」的未來目標在台灣各地設立CNR(捕獲-結紮-放回)專案。</text:span></text:p>
      <text:p text:style-name="P3"><text:span text:style-name="T1">CNR是捕獲流浪動物、治療牠們、為牠們接種疫苗、幫牠們結紮、最後放回捕獲牠們的地方。這是控制流浪族群的唯一有效方法，也是最為人道的方法，但我們的所作所為，也需要外界人士的支援，這些人士關心與我們生活在同一個環境的動物，與其所遭受到的困境。事實上這樣的作法不但在外國證明有效，在國內也已經有部分鄉里執行此專案被政府認可。</text:span></text:p>
      <text:p text:style-name="P1"><text:span text:style-name="T1">acale | 2008.02.19 20:42 | </text:span><text:span text:style-name="T2">#</text:span></text:p>
      <text:p text:style-name="P2"><text:span text:style-name="T1">我是看了張翠蓉記者所寫的中東現場一書後，才找到這個網站來。謝謝這裡的資訊，讓我認識了很多東西是以前完全無法想像的，我會介紹更多人來這裡，雖然不知道能幫上什麼忙，但讓更多人知道，總是一個希望。 謝謝架站的你們</text:span></text:p>
      <text:p text:style-name="P1"><text:span text:style-name="T1">怡靜 | 2008.02.18 22:12 | </text:span><text:span text:style-name="T2">#</text:span></text:p>
      <text:p text:style-name="P3"><text:span text:style-name="T1">上次提到的New Internationalist的DU貧釉彈專題，已經全文上線</text:span><text:span text:style-name="T3"><text:line-break/></text:span><text:span text:style-name="T1">http://www.newint.org/issues/2007/11/01/</text:span></text:p>
      <text:p text:style-name="P3"><text:span text:style-name="T1">另外網路上目前也有一有關DU的影片可下載，2004年在澳洲電視台播出的</text:span><text:span text:style-name="T3"><text:line-break/></text:span><text:span text:style-name="T1">Iraq - The Doctor the DU and the Dying Children</text:span><text:span text:style-name="T3"><text:line-break/></text:span><text:a xlink:type="simple" xlink:href="http://onebigtorrent.org/torrents/2771/Iraq--The-Doctor-the-DU-and-the-Dying-Children-2004TVRipd0x"><text:span text:style-name="T2">這裡有torrent 可下載影片</text:span></text:a><text:span text:style-name="T3"><text:line-break/></text:span></text:p>
      <text:p text:style-name="P1"><text:span text:style-name="T1">陳真 | 2008.02.18 15:37 | </text:span><text:span text:style-name="T2">#</text:span></text:p>
      <text:p text:style-name="P2"><text:span text:style-name="T1">不是吧,這只是一團胡言亂語兼罵人,毫無意義,所以我給刪了.</text:span></text:p>
      <text:p text:style-name="P2"><text:span text:style-name="T1">我知道你要問什麼, 但我覺得:</text:span></text:p>
      <text:p text:style-name="P2"><text:span text:style-name="T1">1. 與其說這是一種思考的問題,不如說是品性的問題.</text:span></text:p>
      <text:p text:style-name="P2"><text:span text:style-name="T1">2. 這不是 "一個" 有關邏輯的思考問題,不是一個,而是一大團; 它本身毫無邏輯與理性可言,只能說是一大團亂七八糟上文不接下文的胡言亂語. 它的邏輯地位就像 @#$^**^@#這樣的一種邏輯地位.</text:span></text:p>
      <text:p text:style-name="P2"><text:span text:style-name="T1">這都是一種台式選舉現象,旨在鬥臭,旨在宣揚我教教義,旨在消滅非我族類,沒有任何認知上的意義與價值.</text:span></text:p>
      <text:p text:style-name="P4"><text:span text:style-name="T1"><text:line-break/></text:span></text:p>
      <text:p text:style-name="P1"><text:span text:style-name="T1">張澈 | 2008.02.17 20:39 | </text:span><text:span text:style-name="T2">#</text:span></text:p>
      <text:p text:style-name="P3"><text:span text:style-name="T1">陳兄:</text:span><text:span text:style-name="T3"><text:line-break/></text:span><text:span text:style-name="T1">這是"攻擊稻草人的謬誤"嗎?</text:span></text:p>
      <text:p text:style-name="P1"><text:span text:style-name="T1">陳真 | 2008.02.16 23:52 | </text:span><text:span text:style-name="T2">#</text:span></text:p>
      <text:p text:style-name="P2"><text:span text:style-name="T1">謝謝 Simon, 至於阿泰的最新留言,我努力了兩三次,但還是看不進去超過一秒鐘,只成功看了倒數兩行.</text:span></text:p>
      <text:p text:style-name="P2"><text:span text:style-name="T1">我覺得你應該學習冷靜,冷靜才有辦法思考事情,光是 "蠢血沸騰"(柏楊用語)只會語無倫次.</text:span></text:p>
      <text:p text:style-name="P2"><text:span text:style-name="T1">我這個人的極少數優點之一就是當我說理時不會 "火大";在 "邏輯" 面前火大是低能者的特徵.當我們看到有人蠢血沸騰地講傻話,寫說 "一加一等於兩隻鋼筆",我們看了只會覺得很好笑,一加一等於二,哪來鋼筆啊?</text:span></text:p>
      <text:p text:style-name="P2"><text:span text:style-name="T1">謝謝你讓我和學姐這幾天有著愉快的話題,我問她說: "留言板上那個笨蛋大概就是妳常抱怨的那種又笨又愛啼的學生吧?!" 她說不對不對,說這大概是班上得最高分的那種人;她叫我別太高估現在的學生. 我想想其實也對,這應該是台灣學者級的程度了.</text:span></text:p>
      <text:p text:style-name="P2"><text:span text:style-name="T1">有時被一些醫學系的學生之可怕理解力嚇到抽筋口吐白沫時,學姐都 "安慰" 我說這樣的程度已經可以算是天才了,別期望太高.</text:span></text:p>
      <text:p text:style-name="P2"><text:span text:style-name="T1">在這島上,傻話是一種常態,怎麼會有人低能到對一種俯拾皆是的傻話 "火大"?</text:span></text:p>
      <text:p text:style-name="P2"><text:span text:style-name="T1">不會 "火大", 無奈與納悶倒是真的. 我總納悶, 為什麼竟然有人能笨到這種地步但卻又不知道自己很笨? 究竟是什麼東西遮蔽了做為一個人最基本的 "生物性" 理性,就算三歲小孩也不該這麼阿西,但我們的學者或學生卻經常根本不知道自己在說些什麼傻話.</text:span></text:p>
      <text:p text:style-name="P2"><text:span text:style-name="T1">我的看法是: 他們並不是真的智商很低, 他們只是無法克制某種非理性的衝動, 簡單說就是: 他們不願接受自己所渴望的結果與真理或事實之間的任何落差,因此以為彷彿可以憑著大小聲或憑著抹黑或憑著各種修辭,便能使真理或事實與其所期望的結果一致.</text:span></text:p>
      <text:p text:style-name="P2"><text:span text:style-name="T1">一個師父若要收徒弟, 與其說是看他的智商, 不如說是看他的品性; 一種克制自己不胡亂扭曲事物的品性,或者說一種 leave the world as it is 的能力. 否則他應該去政黨文宣部抹黑小組找工作才對,而不是來談論問題.</text:span><text:span text:style-name="T3"><text:line-break/></text:span></text:p>
      <text:p text:style-name="P1"><text:span text:style-name="T1">Simon | 2008.02.16 01:58 | </text:span><text:span text:style-name="T2">#</text:span></text:p>
      <text:p text:style-name="P3"><text:span text:style-name="T1">阿泰,你可能還是聽不懂.我想因為我也曾經說過"傻話",可能還算知道哪裡傻(或許還是有點傻).所以,讓我這樣說吧!你所寫的批評在邏輯上有問題,如果大家都是這樣"討論",我們將不知道如何對話.你要針對人家的文章批評,發表意見,就要針對別人有講的事來批評.不要對人家沒說的事批評,又加上自己自言自語的意見一堆,這樣別人從何回答起.</text:span></text:p>
      <text:p text:style-name="P3"><text:span text:style-name="T1">我想你有意見的是"為公眾謀福利的獨裁者"與"至少帶給眾人衣食溫飽".</text:span></text:p>
      <text:p text:style-name="P3"><text:span text:style-name="T1">第一,文章中並沒有直接說兩蔣是為公眾謀福利的獨裁者.而是比喻卡斯楚.</text:span><text:span text:style-name="T3"><text:line-break/></text:span><text:span text:style-name="T1">第二,就算說某人是為公眾謀福利的獨裁者.也不表示某人是全然100%善的一方.可能他也同時是一個為自己謀福利的獨裁者,也是一個劊子手.文章所表示的意思需要看上下文才知道.</text:span><text:span text:style-name="T3"><text:line-break/></text:span><text:span text:style-name="T1">第三,請不要斷章取義.不要看到"為公眾謀福利的獨裁者"與"至少帶給眾人衣食溫飽"就倒彈,要看上下文與整篇文章的意思.文章大意是說,原以為國民黨是「萬惡的」,但現在覺得其實並沒這麼壞.另外說,民主的布希帶來的災難遠多於卡斯楚與海珊,到底誰才是正義的一方呢?大意很簡單.實在看不出來哪裡來的"歌誦".你的"認為"真的很奇怪!人家的意思是說"國民黨其實也沒這麼壞",你就只拿兩句話斷章取義說這樣歌誦國民黨.那我是不是可以說你說經濟奇蹟是美國創造的是歌誦美國.這樣不是很莫名其妙嗎?</text:span><text:span text:style-name="T3"><text:line-break/></text:span><text:span text:style-name="T1">第四,請不要亂扣帽子.誤解文義就算了,不要亂扣帽子.就算有人今天批評民進黨.你也不能說什麼"成為殺人媒體的幫凶".這樣不是挺蠢的嗎?</text:span><text:span text:style-name="T3"><text:line-break/></text:span><text:span text:style-name="T1">此外,你所說的"這段文字讓我看了難過..."與你朋友的故事以及笑話等等對於你批評這篇文章的想法完全無關.你說這些話總讓我聯想到民進黨的選舉文宣.</text:span></text:p>
      <text:p text:style-name="P3"><text:span text:style-name="T1">我也說過這樣類似的傻話,正在努力脫離說傻話的階段.不過大約已經知道一些傻話的特徵.通常說傻話就是心裡已經有一個固定的想法.一切與此想法不合的,就算是一個句子,馬上就倒彈,根本不會先想想我這個想法是不是對的.就像說有人認為"地球是平"的,當聽到"地球是圓的"根本不能接受一樣.或許你應該在發言前先看懂人家在說什麼,多檢討一下自己的想法再發言也不遲.</text:span></text:p>
      <text:p text:style-name="P1"><text:span text:style-name="T1">阿泰 | 2008.02.15 17:52 | </text:span><text:span text:style-name="T2">#</text:span></text:p>
      <text:p text:style-name="P2"><text:span text:style-name="T1">因為這段文字讓我看了難過：</text:span></text:p>
      <text:p text:style-name="P2"><text:span text:style-name="T1">『「爸爸有著一頭帥氣的頭髮一對明亮的眼睛，還有一顆善良的心。他對人很好，尤其對我最好了。只要有空，就會帶著我、媽媽和哥哥一起出去吃飯呢。」黃小妹說，這是她「最快樂的時光」，娟秀字跡最後寫著：「爸爸，我和哥哥永遠愛你。」鄰居說，父親勤奮盡責，一雙兒女唸小六小三，活潑乖巧。子女孺慕，慈父情深，最後卻殺掉世上唯一的愛，一死一重傷。砍殺時摟著小孩說：「我們不要活了，爸爸養不起你們，爸爸真的走不下去了。」</text:span><text:span text:style-name="T3"><text:line-break/></text:span><text:span text:style-name="T1">---------我不想譴責阿扁或政客，因為譴責他們的同時，我很難說自己一身清白，畢竟社會良莠每個人都有責任。可是當一個慈父被生活壓垮，竟手刃摯愛稚子，難道你真能無動於衷？真能忍心為一黨之私繼續興風作浪？』</text:span></text:p>
      <text:p text:style-name="P2"><text:span text:style-name="T3"><text:line-break/></text:span><text:span text:style-name="T1">二蔣沒有為一黨之私興風作浪嗎? 二蔣當政時沒有父母因為日子過不下去而自殺嗎? 但是你在當時的媒體看得到這種報導嗎? 反而現在的媒體是整天：景氣不好,日子過不下去,人民都沒飯吃了,-----, 又有人燒炭了, 又有人自殺了, 又有人殺自己的小孩了, 全都都是執政黨的錯, ------ 鋪天蓋地, 看在遭遇困境情緒低落的人的眼裡, 是什麼感受? 我不是民進黨的擁護者, 我不認為民進黨不能下台, 但是, 你們把一位父親生活過不下去屠殺自己小孩的責任, 導向執政者為一黨之私繼續興風作浪, 根本是在害這些處在困境中的人！再問一次, 難道「沒有為一黨之私繼續興風作浪?」的二蔣執政當時, 沒有人遭遇生活困境？沒有人因生活自殺？我住南部鄉下的經驗是有, 你呢？</text:span></text:p>
      <text:p text:style-name="P2"><text:span text:style-name="T1">退一萬步, 就算現在的執政者「不為一黨之私繼續興風作浪」, 這種容易負面思考, 碰到困難就容易絕望的人, 就不會有了嗎? 這種人已經夠容易凡事往壞處想了, 還有台灣目前的殺人媒體(全部, 平面、電子都是！立報也是！)不斷地推波助瀾, 擴大絕望, 擴大推缷自身責任給執政者, -----, 陳先生, 你沒有真正對生活過不下去絕望過吧？好歹你在最慘的時候還可以跟朋友借錢, 還有醫師執照, 我一個創業的朋友面對做事業累積的數千萬債務＋不斷長大的利息, 要結束事業, 還不起；不結束事業, 每天一張開眼睛就是固定成本＋變動成本壓來, 如果他也認為全都是阿扁的錯, 景氣被搞壞了, 沒救了----, 我看他現在不止紅斑性狼瘡, 恐怕不知帶小孩死幾次了！</text:span></text:p>
      <text:p text:style-name="P2"><text:span text:style-name="T1">我認為, 說二蔣「為公眾謀福利, 帶給眾人温飽」, 就是歌頌二蔣, 因為他們是剥削人民為自己謀福利, 眾人的温飽是人民自己拼死拼活來的, 不是二蔣帶來的, 任何執政者都有領薪水, 甚至自己訂法律圖利自己一輩子及後代, 或不必法律就直接把國家利益用到自己身上(行館、婦聯會資產、救國團資產、黨產、海外私人資產-----), 反而弱勢者沒分到什麼預算資源來照顧, 國家所有的建設也都是人民血汗納稅錢付的, 不是執政者掏腰包給人民的。</text:span></text:p>
      <text:p text:style-name="P2"><text:span text:style-name="T1">如果我因為「認為」錯誤, 讓你火大, 那請息怒, 因為那只是我個人的「認為」, 沒什麼重要。</text:span></text:p>
      <text:p text:style-name="P2"><text:span text:style-name="T1">至於台灣經濟的成就是誰創造的, 你認為是國民黨, 我認為是美援和人民, 而你又說這些很無聊, 我真的無話可說了。</text:span></text:p>
      <text:p text:style-name="P1"><text:span text:style-name="T1">陳真 | 2008.02.14 02:55 | </text:span><text:span text:style-name="T2">#</text:span></text:p>
      <text:p text:style-name="P3"><text:span text:style-name="T1">怎麼辦? 我又想唸阿~彌~陀~佛~了...</text:span></text:p>
      <text:p text:style-name="P3"><text:span text:style-name="T1">施主的 "意見" 很傻,但這類傻話在台灣已經普遍到變成一種基本國策了,所以也不令人意外. 傻話雖短,但我努力了很久,仍然難以讀完一遍,因為那需要很高段的忍功,老衲還沒練到那個層次.</text:span></text:p>
      <text:p text:style-name="P3"><text:span text:style-name="T1">不過,表達傻意見依然是一種自由,問題是,你講的一切,與我何干呢? 你還是聽不懂嗎? 當你很想批評別人的想法時,第一步就是要先搞清楚別人在講什麼,然後再針對別人的 "那個" 想法或說法去批評或是去提出更具有魅力的說法來贏過對方,而不是蠢血沸騰地痛罵一個宛如幻聽般在你自己心中迴響但卻與他人無關的聲音.</text:span></text:p>
      <text:p text:style-name="P3"><text:span text:style-name="T1">提出一種具有 "針對性" 的批評應該是挺容易的,批評得好或不好是另一回事,但是當人家說 A 時你就批評A,當人家說 B 時你就批評 B, 而不是當人家說 A 時, 你卻罵一堆甲乙丙丁戊己庚辛,這樣會很難嗎? 這應該是人類大約兩歲半左右就能達到的一種智力水平才對.</text:span></text:p>
      <text:p text:style-name="P3"><text:span text:style-name="T1">學姐說她常遇到這樣一些學生,傻到不行,卻很喜歡批評,批評本是好事,卻似乎完全沒有能力提出批評,而只會提出各種固定句子,像在喊口號那樣,講一些全然缺乏認知意涵的怪異宣稱,就像你寫的這一堆傻話一樣.</text:span></text:p>
      <text:p text:style-name="P3"><text:span text:style-name="T1">什麼殺人媒體,我是它的幫凶? 立報殺了誰啦? 我哪句話幫了啥凶呢? 歌頌蔣經國? 歌頌海珊? 歌頌希特勒?(我常替希特勒講話沒錯)當我寫了那樣一篇文章,就是在歌頌他們? 難道一個人只能全然百分之百地邪惡入骨,只要說一句 "他沒有那麼壞" 就是歌頌? 就算有人要歌頌又有啥不對嗎? 莫名其妙.</text:span></text:p>
      <text:p text:style-name="P3"><text:span text:style-name="T1">甚至還說什麼經濟不好不能怪政府, 不怪政府要怪誰? 而我又什麼時候主張過這樣一些東西呢? 我也從沒叫台灣人經濟不好應該趕緊去自殺啊! 會有人那樣主張的嗎?</text:span></text:p>
      <text:p text:style-name="P3"><text:span text:style-name="T1">但我也不是救世主, 我哪需要鼓勵台灣人什麼前面有光, 你以為自己是老幾啊? 真是荒唐到極點.</text:span></text:p>
      <text:p text:style-name="P3"><text:span text:style-name="T1">好吧, 我鼓勵你, 前面有光, 萬一有什麼不對勁, 可別自殺喔, 自殺的話就中了統媒的計了,就成為殺人媒體或統媒的幫凶啦! 這樣他們就能污衊愛台灣的政府無能啦!</text:span></text:p>
      <text:p text:style-name="P3"><text:span text:style-name="T1">舉個例, 當有人說甘地帶給世人一種非暴力精神時,有個充滿虛榮的笨蛋聽了,立刻蠢血沸騰說:</text:span></text:p>
      <text:p text:style-name="P3"><text:span text:style-name="T1">"幫凶! 迷信的幫凶! 請不要充當迷信的幫凶,你不知道甘地有多迷信嗎? 他排斥西方現代醫學,生了病不看醫生,還講什麼養生之道,笑死人. 而且,甘地哪有什麼非暴力,他老婆不願掃廁所他就要趕她出門呢! 請看圖表分析如下... 而且他有啥成就? 你硬要排除人民的因素,實在很愚昧,不懂印度就別亂講話,與其說甘地帶領印度獨立成功,不如說是當時的英國高抬貴手,是 '愛印度' 的印度人民的大勝利啦! 請看數據分析如下..."</text:span></text:p>
      <text:p text:style-name="P3"><text:span text:style-name="T1">如此 GGYYGGYY 講一堆,是不是很傻? 這樣的一些傻話,難道不是可以冠到人類一切事物頭上嗎? 比方說,台灣經濟哪裡是美國人的成就?! 我看應該是全人類共同打拼的成就吧!! 或者乾脆說全宇宙都有貢獻,豈不更加思想恢宏!</text:span></text:p>
      <text:p text:style-name="P3"><text:span text:style-name="T1">所有一切傻話想要怎麼講都隨便,但真的很沒營養,除了供人鍛鍊忍功,實在毫無意義. 就算非講不可,也別冠到別人頭上吧! 誰在跟你談那些無聊的事情呢? 你真的不覺得這樣很傻很荒謬嗎? 還是故意犧牲色相想鍛鍊我的忍功?</text:span></text:p>
      <text:p text:style-name="P3"><text:span text:style-name="T1">我記得曾經寫過一篇文章叫 "儒林拉屎",或許網路上還找得到,寫完後,一堆充滿虛榮的笨蛋學者或學生來信開罵,罵些完全不相干的東西. 我那篇文章只是在講台灣學界喜歡吊書袋唬人,結果竟然有人寫信寫一堆來說要跟我挑戰符號學的功力.</text:span></text:p>
      <text:p text:style-name="P3"><text:span text:style-name="T1">怎麼會扯到符號學? 真是不可思議. 我或許寫了比方說 "喜歡唬爛是虛榮笨蛋的人格記號" 之類吧,竟然就有人義憤填膺地說要考我 "如何安置符碼"? 什麼符碼? 我只知道EMAIL常有亂碼,亂碼就刪掉唄,還安置個屁?</text:span></text:p>
      <text:p text:style-name="P3"><text:span text:style-name="T1">一個人的虛榮竟然可以離譜到這種地步,真是很不可思議. 十年過去了,在這一點上,台灣並沒有絲毫進步. 一加一不會寫,卻整天說他在研究高等微積分. 當人家太空梭都已經登陸冥王星了,他還在傲慢地談論著沖天炮的偉大發明!</text:span></text:p>
      <text:p text:style-name="P3"><text:span text:style-name="T1">倫敦有個電影院聚集的廣場,廣場中央有座小公園,公園中間有座銅像,可能是莎士比亞吧我不知道,銅像上有個句子寫著: "世界沒有黑暗,只有無知."</text:span></text:p>
      <text:p text:style-name="P3"><text:span text:style-name="T1">我對這話只同意一半,無知並不一定會導致黑暗,無知沒啥要緊,反正也沒聽說誰多麼有知. 只要虛心學習,沒有什麼知識是不可企及的. 可怕的不是無知,可怕的是無知夾帶著虛榮,那真的就沒救了.</text:span></text:p>
      <text:p text:style-name="P3"><text:span text:style-name="T1">我們之所以需要唸阿~彌~陀~佛,不是因為需要忍耐無知,而是因為需要忍耐無知者的態度,他竟然不知道自己在講一種幾乎沒有IQ 可言的傻話,不但不知道,反而還以為自己很行很厲害,是才子,是天之驕子,是宇宙中心, 是真理得代言人. 這時,除了唸阿~彌~陀~佛善哉善哉,還能怎麼樣? 當你見過一座山,你便很難由衷地歌頌一團大便說那是巍巍峨峨的一種高度.</text:span></text:p>
      <text:p text:style-name="P3"><text:span text:style-name="T1">P.S.: "討論" 其實也不是什麼很低級的壞事,就像武功一樣,偶爾切磋切磋一下無傷大雅.問題是,討論討論,"討" 伐我倒是經常看到,卻很少見到個 "論" 字. 一種兩歲半就能發展成功的本事,卻似乎在台灣的所謂讀書人身上普遍蕩然無存.</text:span></text:p>
      <text:p text:style-name="P3"><text:span text:style-name="T1">我見到的大多是針對 "人" 的討伐抹黑造謠攻擊謾罵等等等,管你張冠李戴雞同鴨講,反正就是吐出一堆沒有營養的東西來糟蹋 "人", 嘴巴很發達,但大腦卻相當萎縮,就好像一種選舉基因一樣,一代傳一代; 而很少見到針對 "想法" 的犀利批評.</text:span></text:p>
      <text:p text:style-name="P3"><text:span text:style-name="T1">一個人如果還保有一點大腦, 他難道不會對這個島普遍的反智精神,感到一種痛苦或甚至絕望? 在這島上, 大腦其實是多餘的器官我覺得; 討論來討論去, 永遠都只是在一加一等於二上頭打轉, 然後你得盡一切最大的努力,努力降低智商, 努力唸唸阿~彌~陀~佛善哉善哉.</text:span></text:p>
      <text:p text:style-name="P3"><text:span text:style-name="T1">我知道接下來義和團團員要說些啥了, 當然就是 "不愛台灣","唱衰台灣", "住不慣幹嘛不滾出去??", "游泳去中國啊,有本事去你所崇洋媚外的西方母國啊" 等等.</text:span></text:p>
      <text:p text:style-name="P1"><text:span text:style-name="T1">阿泰 | 2008.02.13 11:08 | </text:span><text:span text:style-name="T2">#</text:span></text:p>
      <text:p text:style-name="P2"><text:span text:style-name="T1">台灣的經濟奇績不是國民黨創造的, 當然也不可能是民進黨創造的, 如果你硬要排除人民的因素, 從脈絡來看, 你可以說是邪惡的美國老大哥創造的, 還有, 二戰後日本, 韓國, 香港也都有你所謂的"經濟奇蹟", 他們國家都沒有國民黨! 經濟景氣循環的原理也沒有已開發國家還能創造所謂"經濟奇蹟"的, 這是2000年接手的民進黨的宿命, 我也不想和你們哲學家"討論問題", 只是你歌頌二蔣實在和事實違背太多, 駡民進黨沒什麼不行, 但是, 駡到台灣人以為自己碰到困境反正怪陳水扁就好了, 自殺就好了, 怨恨就好了, 使得許多父母親任由自己軟弱, 帶小孩去自殺, 我想發出一點聲音, 奉勸你們, 遇到困境的人, 最需要的不是教他去怪誰, 而是告訴他, 前方永遠有一線光, 希望你不要成為殺人媒體的幫凶!!!</text:span></text:p>
      <text:p text:style-name="P2"><text:span text:style-name="T1">這只是表示意見, 不是討論, 若你不樂, 還是可以大筆刪掉</text:span></text:p>
      <text:p text:style-name="P1"><text:span text:style-name="T1">陳真 | 2008.02.13 01:26 | </text:span><text:span text:style-name="T2">#</text:span></text:p>
      <text:p text:style-name="P3"><text:span text:style-name="T1">阿泰先生應該先學會閱讀,再來談批評也不遲. 老兄的批評就好像否認台灣曾經有所謂經濟發展或所謂經濟奇蹟一樣,這不是很無聊嗎?</text:span></text:p>
      <text:p text:style-name="P3"><text:span text:style-name="T1">相對於民進黨,大概不會有人說這個黨創造了什麼經濟奇蹟吧?! 在 """"這個"""" 比較上, 國民黨之經濟成就是可以當成一種成就的, 而後者虛捧得成就非凡的什麼民主,卻顯得誇大. 我要說的只是這樣一種簡單意思.</text:span></text:p>
      <text:p text:style-name="P3"><text:span text:style-name="T1">民進黨當權的許多混蛋是很樂意把蔣經國或蔣家說成惡魔的,就好像美國把塞爾維亞人或海珊或任何擋到他們財路的人都說成惡魔一樣, 然後卻把一種事實上沒有那麼偉大的東西比方說選舉說得神聖非凡, 而我要說的是,我曾經一度也是這樣的所謂 "民主的信徒", 我要說的是,我對這種低能思維已經感到懷疑且極為厭倦. 懂嗎?</text:span></text:p>
      <text:p text:style-name="P3"><text:span text:style-name="T1">這裏頭沒有任何能夠討論的東西;因為它只牽涉到我的個人評價與信念,也就是說,我所認識的世界什麼也沒變, 但我的天平變了, 原本重量輕的一端, 我多擺了幾個砝碼上去, 原本重如泰山的, 現在看來卻顯得輕如鴻毛, 至於別人怎麼擺放他們天平兩端的重量, 我沒意見, 也沒啥好討論, 只能說那不是我看世界的方式.</text:span></text:p>
      <text:p text:style-name="P3"><text:span text:style-name="T1">當你看到有人說海珊創造了中東首屈一指的公衛條件或卡斯楚創造了某種資本主義難以企求的公平正義時,當你看到比方說羅素說美國的民主是世襲的, 在大老闆世家裏世襲著真正的權力, 當你聽到這些言論時,先別急著發飆,先看清楚別人在說什麼吧.</text:span></text:p>
      <text:p text:style-name="P3"><text:span text:style-name="T1">我真納悶,怎麼會有人這裏挖一段歷史那裏又挖一段,然後宣稱說自己從這樣的挖掘中建立起某種所謂觀點. 你不覺得這樣挺傻的嗎? 但這畢竟是人們的自由, 問題是, 當別人並不是在談論一種觀點時, 以觀點論之攻之罵之, 不是很怪異嗎?</text:span></text:p>
      <text:p text:style-name="P3"><text:span text:style-name="T1">當你想批評一個人的想法時, 得批評他的想法, 而不是批評他所不曾提起或論及的東西. 觀點可以討論出對錯, 但世界觀卻無對錯可言. 沒有對錯的東西就跟選班長一樣,只能競爭,但競爭的手段卻是說服 (persuasion), 而不是論證 (argument). 如果有人想拋開世界而在看待世界的天平上搞鬥爭, 那他得學習當一個詩人, 而不是學習當一個社會學家.</text:span></text:p>
      <text:p text:style-name="P3"><text:span text:style-name="T1">以上這些想法我十年來反覆說了恐怕不下一千萬次, 還好梁某人不在這裏,否則他可能會說老兄您怎麼還在講同樣的東西啊, 真有耐心!</text:span></text:p>
      <text:p text:style-name="P3"><text:span text:style-name="T1">以前有耐心, 現在慢慢地沒有了; 沙漠澆不出半點綠洲, 似乎連一棵草也沒能澆出來.</text:span></text:p>
      <text:p text:style-name="P3"><text:span text:style-name="T1">好了,別討論了,這裏不歡迎討論的,因為討論需要有個 "有待討論" 的東西, 但巴勒網這地方卻幾乎 "沒有東西" 需要討論. 凡是需要討論的東西, 我或我們其實都不感興趣.</text:span></text:p>
      <text:p text:style-name="P3"><text:span text:style-name="T1">你想養狗嗎?</text:span></text:p>
      <text:p text:style-name="P1"><text:span text:style-name="T1">陳真 | 2008.02.13 01:14 | </text:span><text:span text:style-name="T2">#</text:span></text:p>
      <text:p text:style-name="P2"><text:span text:style-name="T1">~~求救~SOS~~</text:span></text:p>
      <text:p text:style-name="P2"><text:span text:style-name="T1">今天下班時,在天寒地凍淒風苦雨的醫院門口馬路邊看到有人丟棄一窩尚未完全斷奶的小狗,我沒辦法養牠們,因為我幾乎以院為家,難得回宿舍一趟,連自己都很難得能夠好好吃上一頓飯,更不用說為牠們準備吃的,住也沒地方住,但我又不能見死不救,怕牠們餓死或凍死,所以還是把牠們抱回家. 我想我的居住條件撐不了幾天,不知道有誰能收養牠們?</text:span></text:p>
      <text:p text:style-name="P2"><text:span text:style-name="T1">拜託拜託! 有意領養者請寄 emirchen@gmail.com 不管你住在台灣哪個角落,我會親自把牠或牠們送到你手上. 請大家告訴大家,救救這四隻超可愛的小小狗...</text:span></text:p>
      <text:p text:style-name="P1"><text:span text:style-name="T1">阿泰 | 2008.02.12 21:42 | </text:span><text:span text:style-name="T2">#</text:span></text:p>
      <text:p text:style-name="P3"><text:span text:style-name="T1">陳先生在立報的文章說：「----獨裁的兩蔣一樣，至少帶給眾人衣食溫飽」, 獨裁的兩蔣並無能帶給眾人衣食温飽, 若能, 他壯麗的中國江山不會因金圓券金融崩潰, 兵敗如山倒給中國共產黨；台灣二戰後1949年6月不會4萬元舊台幣換1元新台幣後, 1950年12月還繼續惡性通膨, 短短一年半物價上漲率243%, 在美援每年約一億美金的援款下, 仍持續每年二位數的通膨率到1956年才漸平息, 這之前自1946年7月陸續以田賦徵實、餘糧強制收購、肥料換穀手段, 三重剥削農民, 把一日三價奇貨可居的稻米利潤, 自農民手中搜刮得一毛不剩, 農民種稻沒米吃, 吃蕃薯籤；外省人占80%的軍公教人員最低待遇基本數50圓新台幣, 每月可購143台斤白米(另發給的糧食實物補給未計入), 自1950年到1965年, 邪惡的美國老大哥平均一年9800萬美金的經援來台, 充裕民生物資、生產要素、肥料、基礎建設、工商貸款, 並由美國派出技術及行政管理人員來台協助, 再派國民黨政府各級人員赴美受訓, 加上政府壓榨蔗農賺取每年1億美金的出口外匯, 才將台灣經濟狀況及政府運轉穩下來, 被譽為台灣財經之父的李國鼎19點財經改革是應即將離台安全分署官員郝樂遜對台財經8點建議(1959年12月)之要求所做成。日本留下良好的基礎建設及工業技術、台灣人”從透早拼到夜市”(英國人有這麼拼嗎？)、把日治時期的優雅環境變成垃圾堆、部份有毒污染變成毒污染無所不在, 才獲取財富, 今天郤被你稱為「為公眾謀福利的獨裁者」、「獨裁的兩蔣至少帶給眾人衣食溫飽」！看到這句話, 身為台灣人的我, 想痛哭, 郤流不下眼淚！</text:span><text:span text:style-name="T3"><text:line-break/></text:span><text:span text:style-name="T1">我想到台灣那個亙古的苦澀笑話, 「台灣人被人家賣掉, 幫人家數錢, 還跟人家說謝謝！」國民黨1945來台把台灣戰後僅剩的, 掠奪到一無所有, 把台灣人賣了200萬, 自己拿走180萬, 給了台灣人20萬, 跟台灣人說, 你看, 你本來一無所有, 現在你有20萬的財富可温飽了, 看我對你多麼恩重如山、情深義重！台灣人當真就千恩萬謝！</text:span><text:span text:style-name="T3"><text:line-break/></text:span><text:span text:style-name="T1">兩蔣若有心「為公眾謀福利」, 老蔣就不會為了確保自己在台灣的統治權力而不惜持續十幾年都不願接受二個中國留在聯國, 最後被驅逐出聯合國了。</text:span><text:span text:style-name="T3"><text:line-break/></text:span><text:span text:style-name="T1">你知不知道1949年6月4萬元舊台幣換1元新台幣時, 總發行額只有「2億」新台幣, 在老蔣浙江同鄉貼身秘書周宏濤的傳記中講到, 老蔣「播遷」來台, 1950年初, 有一日, 他向老蔣報告, 府裡資金已不敷用度(蔣家家用完全由總統府支出, 不必提預算, 不必審查), 老蔣指示：「叫央行撥”2千萬元”到總統府」！(該年度中央政府總歳出才12億9600萬新台幣)。還有, 80年代上市公司中興電工, 被蔣孝勇掏空上百億, 打入全額交割股；另外, 香蕉大王金碗賄賂案其中有一公案, 國民黨要香蕉大王把外銷日本的香蕉改以紙箱裝運, 取代原本的竹簍裝運, 香蕉大王不肯, 所以有金碗案, 而當年台灣只有特許一家紙箱製造工廠－－李國鼎的弟弟開設！</text:span><text:span text:style-name="T3"><text:line-break/></text:span><text:span text:style-name="T1">你又知不知道全球化是什麼？台灣的生產線大都外移到中國了, 中國成為世界工廠, 台灣的內外銷市場被搶了, 中國富了, 台灣勞工面對產業結構轉變, 發生調適困難, 原因是台灣開放得太多太快(或說擋不住企業到低度開發國家cost-down的全球化趨勢), 藍營郤一邊壓迫執政黨要對中國開放更多更快, 一邊痛批執政黨無能, 害人民沒飯吃(其實本國勞工失業是全球化的必然副作用), 為什麼中國偷渡犯來台, 沒有身份, 仍可打工存到100萬台幣, 有車有房的台灣人父親郤只會砍殺小孩哀嚎：「我們不要活了，爸爸養不起你們，爸爸真的走不下去了。」？？？若要說社會救助系統做得不夠, 這是可以討論並監督政府的, 但是不是應先要求立院席次過半數政黨把社福資源做一調整, 不要全部集中在軍公教外省族群錢坑法案, 導致其他弱勢者的社福大餅被擠壓了？我可不可以請你們哲學家盡管去寫「我心便要融化」的東西, 但不要發表兩蔣國民黨及現今執政黨的財經功過？</text:span><text:span text:style-name="T3"><text:line-break/></text:span></text:p>
      <text:p text:style-name="P1"><text:span text:style-name="T1">學姊 | 2008.02.11 22:47 | </text:span><text:span text:style-name="T2">#</text:span></text:p>
      <text:p text:style-name="P2"><text:span text:style-name="T1">別傻了, 沙漠潑水不會成綠洲的, 換個地方潑潑看或許還有用.</text:span></text:p>
      <text:p text:style-name="P2"><text:span text:style-name="T1">阿忠提到牌子的電子檔我們沒有呀, 不知道牌子還可以用這麼先進的方式做. 我們是打算去買些紙板還有麥克筆慢慢寫. 這幾天會想些牌子內容供大家參考選擇.</text:span></text:p>
      <text:p text:style-name="P1"><text:span text:style-name="T1">陳真 | 2008.02.11 04:20 | </text:span><text:span text:style-name="T2">#</text:span></text:p>
      <text:p text:style-name="P3"><text:span text:style-name="T1">緬甸的事我沒瞎掰,不信看這裏:</text:span></text:p>
      <text:p text:style-name="P3"><text:span text:style-name="T1">http://english.aljazeera.net/NR/exeres/49E214D8-C370-4734-B5C5-75A2DFED9AB0.htm</text:span></text:p>
      <text:p text:style-name="P1"><text:span text:style-name="T1">陳真 | 2008.02.11 04:09 | </text:span><text:span text:style-name="T2">#</text:span></text:p>
      <text:p text:style-name="P2"><text:span text:style-name="T1">三餐大多在外解決,常與大學生為伍. 餐桌前一台電視大家看,就跟昆蟲的向光性一樣,眾人總是向著電視的光源方向,排排坐成一列舉頭觀賞,邊吃邊看,咧嘴而笑,彷彿不是在看新聞而是在看A 片般津津有味.</text:span></text:p>
      <text:p text:style-name="P2"><text:span text:style-name="T1">幾次談話中,我提到希特勒,一位護士說: "誰是希特勒?" 我還提到莫札特,但誰是莫札特? 一位女同學說: "記得好像是個西方流行歌手!" 我接著問: "那麼,妳知道莫札特死了嗎?" 對方說: "啥咪?! 莫札特死了?!" 我說 "對啊,就我所知應該是死了啊."</text:span></text:p>
      <text:p text:style-name="P2"><text:span text:style-name="T1">在所謂資本主義的市場法則下,觀眾愛看什麼就給他什麼,可是, 你的小孩如果從小餵他吸毒或每天不用上課光打電動,他會說不嗎?</text:span></text:p>
      <text:p text:style-name="P2"><text:span text:style-name="T1">有位男明星(?)叫陳冠希,曾與十幾位女明星上床,一一錄影留念,近日影像流出,傷及當事人名節,電視上反覆報導不停,此事有其新聞性,無可厚非,但台灣新聞是這麼報的:</text:span></text:p>
      <text:p text:style-name="P2"><text:span text:style-name="T1">海報畫面是男主角,手裏拿著一罐鮑魚罐頭,嘴裏說讚,新聞標題寫著: "陳冠希推薦,阿嬌鮑魚乃天下第一鮑!" (阿嬌是女星名字,以鮑魚形狀影射女性生殖器)</text:span></text:p>
      <text:p text:style-name="P2"><text:span text:style-name="T1">賣鮑魚還不夠,還賣香腸(影射男性生殖器),標題寫著諸如: "陳冠希牌香腸,嚐過的都說讚!"</text:span></text:p>
      <text:p text:style-name="P2"><text:span text:style-name="T1">新聞說,"這些海報都是網友的創作,充滿創意!"</text:span></text:p>
      <text:p text:style-name="P2"><text:span text:style-name="T1">這還不夠,電視新聞還告訴大家這一期買彩券的熱門號碼是: 8, 14, 200, 這是為啥呢? 14 就是有 14 位被拍性愛錄影的女生,8 就是其中有 8 位是女明星,至於 200是啥我忘了,可能是拍了 200 張照片吧.</text:span></text:p>
      <text:p text:style-name="P2"><text:span text:style-name="T1">當一輛汽車炸彈昨日在伊拉克某市場造成數十人死亡,當聯合國警告Darfur 地區可能爆發全面戰爭,當緬甸軍政府宣佈兩年後舉行二十年來首次大選,不過在大選前會先公投修憲,規定凡是嫁娶外國人的都是 "不愛緬甸",所以都不具參選資格--按: 翁山蘇姬嫁給英國人.</text:span></text:p>
      <text:p text:style-name="P2"><text:span text:style-name="T1">(這個修憲靈感可能是來自民進黨一直想推動的出生條款,凡是不是在台灣出生的都是 "不愛台灣",所以不具總統參選資格--按: 馬英九是在香港出生)</text:span></text:p>
      <text:p text:style-name="P2"><text:span text:style-name="T1">當世界上每天發生這麼多事,而台灣的新聞卻依然每天用一種很猥瑣的內容和語氣聲調,報導各種八卦. 電視機前的觀眾,久而久之,以為世界就是八卦組成,進而對正常人感到奇怪,說他們是怪人.</text:span></text:p>
      <text:p text:style-name="P2"><text:span text:style-name="T1">就連學姐研究英國史,我有時都不好意思講出口,因為那聽起來好像在暗示說她有神經病似的,否則怎麼會有人竟然去關心什麼十九世紀的英國史?! 至於我,那就更可以直接做出神經病的診斷了.</text:span></text:p>
      <text:p text:style-name="P2"><text:span text:style-name="T1">有同事熱心地建議我怎麼不去找某位作家談談,說我可以跟那位作家請教一下,說 "或許對你的哲學功力會很有幫助",他說那作家 "也是研究哲學",我說 "是嗎? 我認識他啊,他不是做學術工作的啊." 同事說:"對啊,所以才說他哲學功力很強嘛,他是信仰一貫道的,對人生之生老病死很有研究",我聽了,除了尷尬地硬擠出笑容說謝謝,還能說啥呢?</text:span></text:p>
      <text:p text:style-name="P2"><text:span text:style-name="T1">最近有位醫生同事問我說,"把你這些哈巴狗文章收集起來整理一下交上去,不就是一篇博士論文?" 我說那些文章跟學術一點關係也沒有啊,他說,怎麼會無關,哲學不就是講一些人生道理? 我默然,不知道該怎麼回答.</text:span></text:p>
      <text:p text:style-name="P2"><text:span text:style-name="T1">有位院方 "高層" 大概不好意思講得更露骨,但有一次倒也很友善地問我說,"你博士論文一共幾章?" 我說 "五章,七八萬字",他比出指頭數了一數說: "嗯,一章寫一個月差不多吧,那應該頂多半年就能唸完一個哲學博士學位!" 我尷尬地保持沉默.</text:span></text:p>
      <text:p text:style-name="P2"><text:span text:style-name="T1">最後,"高層" 還很好意地 "鼓勵" 說我: "像哲學這種通俗學科,還是很不錯啦,有些文章可以投稿給報紙,有稿費,不像醫學論文一篇就要搞幾個月,而且又沒有稿費可以拿."</text:span></text:p>
      <text:p text:style-name="P2"><text:span text:style-name="T1">我默然,不知道該怎麼跟這樣一群 "知識份子" 談有關知識的事.</text:span></text:p>
      <text:p text:style-name="P2"><text:span text:style-name="T1">最近想買幾本哲學入門書送一位醫學系學生,走了一趟台中誠品書局,發現比過去多了很多所謂哲普或哲學書籍,一翻內容,往往不堪入目;特別是給圈外人看的哲普,更是劣質. 這或許也難怪台灣人為何如此誤解哲學.</text:span></text:p>
      <text:p text:style-name="P2"><text:span text:style-name="T1">但有一點很奇怪,當我們閱讀科普書籍時,我們不會以為科學就是如此普普通通,可當我們閱讀哲普時,卻總以為哲學就等於哲普;以為哲學就是發發牢騷,像證嚴法師或什麼薇薇夫人那樣,講一些漂亮卻空洞的什麼人生道理.</text:span></text:p>
      <text:p text:style-name="P2"><text:span text:style-name="T1">後來,院方及某醫學院找我做全院性學術演講,於是我決定來一次震撼教育,存心用大家絕對聽不懂的方式談談什麼是哲學;至於有沒有在極其封閉的醫界震撼成功,目前還看不出效果. 這就像對著沙漠潑出幾盆水,一下就蒸發了,但我相信潑之以恆,沙漠遲早也會長出綠洲.</text:span></text:p>
      <text:p text:style-name="P1"><text:span text:style-name="T1">陳真 | 2008.02.05 17:35 | </text:span><text:span text:style-name="T2">#</text:span></text:p>
      <text:p text:style-name="P3"><text:span text:style-name="T1">快過年了,學姐叫我貼墓誌銘,我順便連這兩天剛寫的也一起貼上--&gt;見首頁.</text:span></text:p>
      <text:p text:style-name="P3"><text:span text:style-name="T1">在立報已經寫了九個月專欄,大多言不及義,卻還沒有被炒魷魚;也許報社方面也已見怪不怪.</text:span></text:p>
      <text:p text:style-name="P3"><text:span text:style-name="T1">回到台灣,每天唸阿彌陀佛,不知道為什麼,忍到深處時,心裏自然就會響起 "阿彌陀佛",很奇怪. 昨天看周星馳說他忍忍忍時,也是唸阿彌陀佛, 可謂英雄所見略同.</text:span></text:p>
      <text:p text:style-name="P3"><text:span text:style-name="T1">天氣這麼冷,名模們衣衫單薄地走台步,究竟如何保暖? 好問題!這是前些日子的焦點新聞!! 原來她們是用暖暖包,放在小屁屁的上頭褲腰處,但還是要小心,可別走一走掉下來喔~~</text:span></text:p>
      <text:p text:style-name="P3"><text:span text:style-name="T1">媽的真是很實用,台灣的新聞報導真是獨步全球! 而且光看字面還不夠刺激,最好要用聽的 and --&gt; 看的,聽台灣播報員那種興奮至極帶點顫抖長尾音的高十六度聲調,看他們興奮地比手畫腳,實在有夠猥褻,真不知道該唸幾遍阿彌陀佛才能消我心頭之圈圈叉叉.</text:span></text:p>
      <text:p text:style-name="P1"><text:span text:style-name="T1">陳真 | 2008.02.05 10:00 | </text:span><text:span text:style-name="T2">#</text:span></text:p>
      <text:p text:style-name="P2"><text:span text:style-name="T1">時間預計是3.15 下午兩點到四點,地點是馬蕭競選總部.</text:span></text:p>
      <text:p text:style-name="P2"><text:span text:style-name="T1">此活動若能常態化,比方說一個月去站個一次(選後可以改至國民黨中央黨部),或許比較好,只是我在時間上恐怕力有未逮.</text:span></text:p>
      <text:p text:style-name="P2"><text:span text:style-name="T1">理論上不一定要在台北,但若在其它一些偏遠鄉鎮如斗六,感覺上可能會顯得很怪異,所以至少還是得在較大城市,人們才不會覺得你腦筋不正常.</text:span></text:p>
      <text:p text:style-name="P2"><text:span text:style-name="T1">上回說文字標語要低調些,別唱高調,但這只是我的個人傾向,其實參與者愛怎麼寫就怎麼寫;反正我們也管不著.只是我總覺得,選舉上那一套吸引鎂光燈的造勢言行或不痛不癢的所謂衝突或意義神聖的偉大修辭或理想,讓人感覺很兒戲很低能.</text:span></text:p>
      <text:p text:style-name="P2"><text:span text:style-name="T1">最近有位同事說她投給綠黨,我說我正是綠黨的創黨黨員,但我在綠黨創立後不到兩年就不再支持這個黨. 其它小黨也一樣,許多好朋友屬於這些小黨,比方說第三社會黨,可是我很難把票投給他們,因為我總感覺他們講了太多理想,但卻看不到與之相對稱的痛苦,反倒充滿自以為正義的驕傲與興奮.</text:span></text:p>
      <text:p text:style-name="P2"><text:span text:style-name="T1">在過去那偶語棄市文字成獄的年代,同志們為所謂理想付出那麼多代價,可是當權力臨身,理想便拋諸九霄雲外. 現在是太平時期,講了不中聽的話也不愁坐牢或退學或小命不保,在這樣一種環境下,實在很難讓人相信那些滿口理想但卻生活無憂一帆風順的人.</text:span></text:p>
      <text:p text:style-name="P2"><text:span text:style-name="T1">一帆風順生活無憂當然不是罪,但這意味著其實我們根本配不上那些所謂理想. 既然如此,何不低調些含蓄些.</text:span></text:p>
      <text:p text:style-name="P2"><text:span text:style-name="T1">態度是人事物的一切,有一種好態度,至少讓我們自己不至於對自己的所作所為感到羞愧.</text:span><text:span text:style-name="T3"><text:line-break/></text:span></text:p>
      <text:p text:style-name="P1"><text:span text:style-name="T1">懷軒 | 2008.02.05 00:51 | </text:span><text:span text:style-name="T2">#</text:span></text:p>
      <text:p text:style-name="P3"><text:span text:style-name="T1">我也要去，請記得通知我時間地點喔，私下通知也可。</text:span></text:p>
      <text:p text:style-name="P1"><text:a xlink:type="simple" xlink:href="http://palinfo.habago.org/mt-comments.cgi?__mode=red&amp;id=12246"><text:span text:style-name="T2">柳春春阿忠</text:span></text:a><text:span text:style-name="T1"> | 2008.02.04 23:14 | </text:span><text:span text:style-name="T2">#</text:span></text:p>
      <text:p text:style-name="P2"><text:span text:style-name="T1">阿忠報名先。</text:span><text:span text:style-name="T3"><text:line-break/></text:span><text:span text:style-name="T1">我還有幾面靜默行動的牌子喔。</text:span><text:span text:style-name="T3"><text:line-break/></text:span><text:span text:style-name="T1">若有牌子的電子檔我可以自己印出來貼在上面。帶去。</text:span><text:span text:style-name="T3"><text:line-break/></text:span></text:p>
      <text:p text:style-name="P1"><text:span text:style-name="T1">陳真 | 2008.02.04 16:57 | </text:span><text:span text:style-name="T2">#</text:span></text:p>
      <text:p text:style-name="P3"><text:span text:style-name="T1">我和學姐打算三月的某一個周六或周日到馬英九競選總部門口站崗,主題是有關伊拉克淪陷五周年,主要是希望台灣不要一味充當美國人的狗;希望在國際事務上,能夠多一點文明與人道,少一點政治和血腥.</text:span></text:p>
      <text:p text:style-name="P3"><text:span text:style-name="T1">不是抗議,不喊口號,不歇斯底里. 有興趣參加者,不妨自行製作看板或布條,但我們也會多做兩塊看板提供給臨時參與者, 標語文字內容以一些普世價值或基本是非為主,不要太義正詞嚴,更別信口開河,別講一堆你根本做不到或根本不當一回事的偉大訴求.</text:span></text:p>
      <text:p text:style-name="P3"><text:span text:style-name="T1">我會做一份傳單,可能印個兩百份,也許就以巴勒網的名義製作傳單,但行動方面,基本上,參與者就代表你自己,有事自己負責.</text:span></text:p>
      <text:p text:style-name="P3"><text:span text:style-name="T1">不通知媒體,但萬一媒體來了,就請他們直接看傳單,若要訪問,原則上仍是講你自己的意見,你的話就代表你自己而不代表別人.</text:span></text:p>
      <text:p text:style-name="P3"><text:span text:style-name="T1">這是目前的想法,若有改變再說.</text:span></text:p>
      <text:p text:style-name="P3"><text:span text:style-name="T1">不找民進黨, 只找國民黨舉牌是因為前者太後現代了, 忽左忽右忽上忽下,白天史豔文晚上變祕雕,行事毫無原則,喜歡來陰的,似乎什麼事都能幹得出來,我不太願意(其實是不太敢) 跟這樣一個黨表達意見.</text:span></text:p>
      <text:p text:style-name="P3"><text:span text:style-name="T1">國民黨再爛再壞, 至少是可預測的, 但民進黨卻把一切當手段, 而且它的一些支持者似乎什麼事都幹得出來. 萬一繼續執政, 我還是不太敢跟它有什麼瓜葛.</text:span></text:p>
      <text:p text:style-name="P1"><text:span text:style-name="T1">陳真 | 2008.02.02 13:53 | </text:span><text:span text:style-name="T2">#</text:span></text:p>
      <text:p text:style-name="P2"><text:span text:style-name="T1">張澈老弟,</text:span></text:p>
      <text:p text:style-name="P2"><text:span text:style-name="T1">那行,助我早日達到禪的最高境界. :)</text:span></text:p>
      <text:p text:style-name="P2"><text:span text:style-name="T1">知道我的電話吧? 不知的話,私下給你.</text:span></text:p>
      <text:p text:style-name="P2"><text:span text:style-name="T1">兩岸華人很多方面其實已經統一了我覺得.</text:span></text:p>
      <text:p text:style-name="P1"><text:span text:style-name="T1">張澈 | 2008.02.01 14:14 | </text:span><text:span text:style-name="T2">#</text:span></text:p>
      <text:p text:style-name="P3"><text:span text:style-name="T1">陳兄您好:</text:span></text:p>
      <text:p text:style-name="P3"><text:span text:style-name="T1">忙於工作, 疏於連絡, 近來可好?</text:span><text:span text:style-name="T3"><text:line-break/></text:span><text:span text:style-name="T1">我現在在大陸東莞工作, 在一個當學生時完全不會考慮的行業裡搞. 在這裡我彷如外星人, 勞心勞力想弄懂遊戲規則. 看到您的禪學才恍然大悟, 那天小弟回台時傳授一下學習心得可否?</text:span></text:p>
      <text:p text:style-name="P3"><text:span text:style-name="T1">張澈</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